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4.701cm" svg:y="2.5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8.301cm" svg:y="2.5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2.701cm" svg:y1="2.7cm" svg:x2="4.701cm" svg:y2="2.7cm">
            <text:p/>
          </draw:line>
          <draw:custom-shape draw:style-name="gr3" draw:text-style-name="P3" draw:layer="layout" svg:width="0.4cm" svg:height="0.4cm" svg:x="3.301cm" svg:y="3.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3.701cm" svg:y1="3.3cm" svg:x2="4.701cm" svg:y2="3.3cm">
            <text:p/>
          </draw:line>
          <draw:line draw:style-name="gr2" draw:text-style-name="P3" draw:layer="layout" svg:x1="2.1cm" svg:y1="3.3cm" svg:x2="3.3cm" svg:y2="3.3cm">
            <text:p/>
          </draw:line>
          <draw:line draw:style-name="gr4" draw:text-style-name="P3" draw:layer="layout" svg:x1="2.701cm" svg:y1="2.7cm" svg:x2="2.701cm" svg:y2="3.3cm">
            <text:p/>
          </draw:line>
          <draw:line draw:style-name="gr2" draw:text-style-name="P3" draw:layer="layout" svg:x1="6.701cm" svg:y1="3cm" svg:x2="8.301cm" svg:y2="3cm">
            <text:p/>
          </draw:line>
          <draw:custom-shape draw:style-name="gr3" draw:text-style-name="P3" draw:layer="layout" svg:width="0.4cm" svg:height="0.4cm" svg:x="11.101cm" svg:y="2.8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10.301cm" svg:y1="3cm" svg:x2="11.101cm" svg:y2="3cm">
            <text:p/>
          </draw:line>
          <draw:line draw:style-name="gr2" draw:text-style-name="P3" draw:layer="layout" svg:x1="11.301cm" svg:y1="3.85cm" svg:x2="11.301cm" svg:y2="3.2cm">
            <text:p/>
          </draw:line>
          <draw:line draw:style-name="gr4" draw:text-style-name="P3" draw:layer="layout" svg:x1="11.501cm" svg:y1="3cm" svg:x2="12.101cm" svg:y2="3cm">
            <text:p/>
          </draw:line>
          <draw:line draw:style-name="gr5" draw:text-style-name="P3" draw:layer="layout" svg:x1="12.101cm" svg:y1="4.7cm" svg:x2="12.101cm" svg:y2="3cm">
            <text:p/>
          </draw:line>
          <draw:line draw:style-name="gr4" draw:text-style-name="P3" draw:layer="layout" svg:x1="7.701cm" svg:y1="4.7cm" svg:x2="3.501cm" svg:y2="4.7cm">
            <text:p/>
          </draw:line>
          <draw:line draw:style-name="gr2" draw:text-style-name="P3" draw:layer="layout" svg:x1="3.501cm" svg:y1="4.7cm" svg:x2="3.501cm" svg:y2="3.5cm">
            <text:p/>
          </draw:line>
          <draw:custom-shape draw:style-name="gr1" draw:text-style-name="P2" draw:layer="layout" svg:width="2cm" svg:height="1cm" svg:x="8.301cm" svg:y="1.1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2.101cm" svg:y1="3cm" svg:x2="12.101cm" svg:y2="1.8cm">
            <text:p/>
          </draw:line>
          <draw:custom-shape draw:style-name="gr3" draw:text-style-name="P3" draw:layer="layout" svg:width="0.4cm" svg:height="0.4cm" svg:x="11.901cm" svg:y="1.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10.301cm" svg:y1="1.6cm" svg:x2="11.901cm" svg:y2="1.6cm">
            <text:p/>
          </draw:line>
          <draw:line draw:style-name="gr2" draw:text-style-name="P3" draw:layer="layout" svg:x1="7.101cm" svg:y1="1.3cm" svg:x2="8.301cm" svg:y2="1.3cm">
            <text:p/>
          </draw:line>
          <draw:line draw:style-name="gr4" draw:text-style-name="P3" draw:layer="layout" svg:x1="7.1cm" svg:y1="1.3cm" svg:x2="7.1cm" svg:y2="3cm">
            <text:p/>
          </draw:line>
          <draw:line draw:style-name="gr2" draw:text-style-name="P3" draw:layer="layout" svg:x1="12.301cm" svg:y1="1.6cm" svg:x2="13.301cm" svg:y2="1.6cm">
            <text:p/>
          </draw:line>
          <draw:line draw:style-name="gr2" draw:text-style-name="P3" draw:layer="layout" svg:x1="12.101cm" svg:y1="4.7cm" svg:x2="7.701cm" svg:y2="4.7cm">
            <text:p/>
          </draw:line>
          <draw:frame draw:style-name="gr6" draw:text-style-name="P5" draw:layer="layout" svg:width="2.613cm" svg:height="0.822cm" svg:x="13.001cm" svg:y="2.5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2cm" svg:x="9.982cm" svg:y="3.6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2cm" svg:x="0.95cm" svg:y="3.1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7.4cm" svg:y1="1.9cm" svg:x2="8.3cm" svg:y2="1.9cm">
            <text:p/>
          </draw:line>
          <draw:line draw:style-name="gr2" draw:text-style-name="P3" draw:layer="layout" svg:x1="12.1cm" svg:y1="2.3cm" svg:x2="8.5cm" svg:y2="2.3cm">
            <text:p/>
          </draw:line>
          <draw:line draw:style-name="gr4" draw:text-style-name="P3" draw:layer="layout" svg:x1="8.601cm" svg:y1="2.3cm" svg:x2="7.401cm" svg:y2="2.3cm">
            <text:p/>
          </draw:line>
          <draw:line draw:style-name="gr4" draw:text-style-name="P3" draw:layer="layout" svg:x1="7.401cm" svg:y1="1.9cm" svg:x2="7.401cm" svg:y2="2.3cm">
            <text:p/>
          </draw:line>
          <draw:custom-shape draw:style-name="gr1" draw:text-style-name="P2" draw:layer="layout" svg:width="2cm" svg:height="1cm" svg:x="13.301cm" svg:y="1.1cm">
            <text:p text:style-name="P1"><text:span text:style-name="T1">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4.3cm" svg:y1="2.1cm" svg:x2="14.3cm" svg:y2="2.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1-15T15:24:32.92</dc:date>
    <dc:creator>Владимир Елисеев</dc:creator>
    <meta:editing-duration>PT00H09M29S</meta:editing-duration>
    <meta:editing-cycles>1</meta:editing-cycles>
    <meta:document-statistic meta:object-count="33"/>
    <meta:generator>OpenOffice.org/3.1$Win32 OpenOffice.org_project/310m19$Build-9420</meta:generator>
  </office:meta>
</office:document-meta>
</file>